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c4b4" officeooo:paragraph-rsid="0006c4b4"/>
    </style:style>
    <style:style style:name="P2" style:family="paragraph" style:parent-style-name="Standard">
      <style:text-properties officeooo:rsid="0006c4b4" officeooo:paragraph-rsid="00095dac"/>
    </style:style>
    <style:style style:name="P3" style:family="paragraph" style:parent-style-name="Standard">
      <style:text-properties officeooo:rsid="00084817" officeooo:paragraph-rsid="00084817"/>
    </style:style>
    <style:style style:name="P4" style:family="paragraph" style:parent-style-name="Standard">
      <style:text-properties fo:text-transform="uppercase" officeooo:rsid="0006c4b4" officeooo:paragraph-rsid="00095dac"/>
    </style:style>
    <style:style style:name="P5" style:family="paragraph" style:parent-style-name="Table_20_Contents">
      <style:text-properties officeooo:rsid="00095dac" officeooo:paragraph-rsid="00095dac"/>
    </style:style>
    <style:style style:name="P6" style:family="paragraph" style:parent-style-name="Standard" style:list-style-name="L1">
      <style:text-properties officeooo:paragraph-rsid="000e92e8"/>
    </style:style>
    <style:style style:name="P7" style:family="paragraph" style:parent-style-name="Standard" style:list-style-name="L1">
      <style:text-properties officeooo:rsid="0006c4b4" officeooo:paragraph-rsid="0006c4b4"/>
    </style:style>
    <style:style style:name="P8" style:family="paragraph" style:parent-style-name="Standard" style:list-style-name="L1">
      <style:text-properties officeooo:rsid="00084817" officeooo:paragraph-rsid="00084817"/>
    </style:style>
    <style:style style:name="P9" style:family="paragraph" style:parent-style-name="Standard" style:list-style-name="L2">
      <style:text-properties officeooo:rsid="00084817" officeooo:paragraph-rsid="00084817"/>
    </style:style>
    <style:style style:name="P10" style:family="paragraph" style:parent-style-name="Standard" style:list-style-name="L2">
      <style:text-properties officeooo:rsid="0009282e" officeooo:paragraph-rsid="0009282e"/>
    </style:style>
    <style:style style:name="T1" style:family="text">
      <style:text-properties officeooo:rsid="0006c4b4"/>
    </style:style>
    <style:style style:name="T2" style:family="text">
      <style:text-properties officeooo:rsid="00095dac"/>
    </style:style>
    <style:style style:name="T3" style:family="text">
      <style:text-properties officeooo:rsid="0009955d"/>
    </style:style>
    <style:style style:name="T4" style:family="text">
      <style:text-properties officeooo:rsid="0009c06c"/>
    </style:style>
    <style:style style:name="T5" style:family="text">
      <style:text-properties officeooo:rsid="000e92e8"/>
    </style:style>
    <style:style style:name="T6" style:family="text">
      <style:text-properties fo:color="#000000" style:font-name="Menlo" fo:font-size="9pt"/>
    </style:style>
    <style:style style:name="T7" style:family="text">
      <style:text-properties fo:color="#000000" style:font-name="Menlo" fo:font-size="9pt" officeooo:rsid="000e92e8"/>
    </style:style>
    <style:style style:name="T8" style:family="text">
      <style:text-properties officeooo:rsid="000ed1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COLLABORATION</text:p>
      <text:p text:style-name="P1">SPECIFICATION</text:p>
      <text:p text:style-name="P1"/>
      <text:p text:style-name="P1">Peter Clarke</text:p>
      <text:p text:style-name="P1">Started 26 May 2018</text:p>
      <text:p text:style-name="P1"/>
      <text:p text:style-name="P1">Collaboration refers to multiple users working on the same project simultaneously, on different machines.</text:p>
      <text:p text:style-name="P1">An open project in Vizop can be worked on by multiple collaborators. Exactly one of the collaborators is able to edit the project (i.e. make changes to the data); all others are in read-only mode. When the project is first opened, the machine that opened the project has editor status.</text:p>
      <text:p text:style-name="P1"/>
      <text:p text:style-name="P1">SETTING UP COLLABORATION</text:p>
      <text:p text:style-name="P1">When the project editor wishes to invite another computer to collaborate on the project:</text:p>
      <text:p text:style-name="P1"/>
      <text:list xml:id="list3550423363" text:style-name="L1">
        <text:list-item>
          <text:p text:style-name="P7">The candidate collaborator launches an instance of Vizop on another machine. The editor's and candidate's machine must be on the same LAN.</text:p>
        </text:list-item>
        <text:list-item>
          <text:p text:style-name="P7">The candidate Vizop, in the Welcome screen, clicks “Join a project collaboration”.</text:p>
        </text:list-item>
        <text:list-item>
          <text:p text:style-name="P7">The candidate Vizop shows a “join collaboration” panel, with a text control to type in a collaboration code. <text:span text:style-name="T2">(See definition below)</text:span></text:p>
        </text:list-item>
        <text:list-item>
          <text:p text:style-name="P7">The editor goes to the Project Information display model – Overview aspect. The editor clicks “Get code and invite collaborator”. This is sent to the datacore as a command “DC_OfferNewCollaborator”.</text:p>
        </text:list-item>
        <text:list-item>
          <text:p text:style-name="P7">The editor's Vizop's datacore creates an inbound socket for communication with the collaborator. It then creates a collaborator code, currently just the same as the socket number. The collaborator code is sent to the display panel as a reply to the DC_OfferNewCollaborator command.</text:p>
        </text:list-item>
        <text:list-item>
          <text:p text:style-name="P7">The editor's local display panel displays the collaborator code.</text:p>
        </text:list-item>
        <text:list-item>
          <text:p text:style-name="P6"><text:span text:style-name="T1">The candidate keys the collaborator code into the text control in the “join collaboration” panel, and also enters his/her name. The Welcome frame then calls </text:span><text:span text:style-name="T6">WrapUpAfterJoinCollaborationRequest</text:span><text:span text:style-name="T7">() </text:span><text:span text:style-name="T5">to exit the welcome frame and open the control frame, so that the user is aware the handshake is in progress. [TODO WrapUp..() not called yet, and should store the socket number in the persistent data.]</text:span></text:p>
        </text:list-item>
        <text:list-item>
          <text:p text:style-name="P8">JoinCollaboration makes a socket with the socket number decoded from the collaborator code <text:span text:style-name="T3">(done in controlframe.SetupSockets())</text:span>. It then sends a handshake message to the socket containing the candidate's name <text:span text:style-name="T4">(done by: ControlFrame.__init__() sets flag TryHandshake to True; OnIdle() detects this; TODO next)</text:span>.</text:p>
        </text:list-item>
        <text:list-item>
          <text:p text:style-name="P8">The editor's datacore, on receiving the handshake message, replies indicating whether the handshake is successful. If successful, it sends a command to create and populate the project information display model in read-only mode. (Later, it might be better to create a display model that's the same as what the editor is currently viewing.)</text:p>
        </text:list-item>
        <text:list-item>
          <text:p text:style-name="P8">The editor creates a Collaborator object (within the project) and populates it, also updating the project information display model if currently viewed. It also creates a reply socket with socket number = incoming socket + 1.</text:p>
        </text:list-item>
        <text:list-item>
          <text:p text:style-name="P8">On receiving the “successful” reply, the collaborator creates its end of the reply socket, launches the edit panel, and populates and displays the display model as instructed by the remote datacore, in read-only mode.</text:p>
        </text:list-item>
      </text:list>
      <text:p text:style-name="P1"/>
      <text:p text:style-name="P3">HANDSHAKE SUCCESS</text:p>
      <text:p text:style-name="P3">The editor's datacore will deem the handshake successful if all of these criteria are met:</text:p>
      <text:list xml:id="list1224370359" text:style-name="L2">
        <text:list-item>
          <text:p text:style-name="P9">The collaborator code received matches a “pending” code previously generated by the datacore, and not already taken up by another collaborator.</text:p>
        </text:list-item>
        <text:list-item>
          <text:p text:style-name="P10"><text:soft-page-break/>The collaborator name, <text:span text:style-name="T8">ignoring leading and trailing whitespace,</text:span> <text:span text:style-name="T8">contains at least one printable character (not whitespace) </text:span>and is not already in use by another collaborator.</text:p>
        </text:list-item>
      </text:list>
      <text:p text:style-name="P1"/>
      <text:p text:style-name="P1">LIMITATIONS</text:p>
      <text:p text:style-name="P1">Currently, all collaborators have to be on the same LAN.</text:p>
      <text:p text:style-name="P1"/>
      <text:p text:style-name="P1">If an instance of Vizop has multiple projects open, any number of them can be in edit mode. Each open project is treated separately as regards collaboration.</text:p>
      <text:p text:style-name="P1"/>
      <text:p text:style-name="P4">“join collaboration” panel</text:p>
      <table:table table:name="Table1" table:style-name="Table1">
        <table:table-column table:style-name="Table1.A" table:number-columns-repeated="3"/>
        <table:table-column table:style-name="Table1.D"/>
        <table:table-row>
          <table:table-cell table:style-name="Table1.A1" office:value-type="string">
            <text:p text:style-name="P5">Please enter your name:</text:p>
          </table:table-cell>
          <table:table-cell table:style-name="Table1.A1" office:value-type="string">
            <text:p text:style-name="P5">[Name textctrl]</text:p>
          </table:table-cell>
          <table:table-cell table:style-name="Table1.A1" office:value-type="string">
            <text:p text:style-name="Table_20_Contents"/>
          </table:table-cell>
          <table:table-cell table:style-name="Table1.D1" office:value-type="string">
            <text:p text:style-name="Table_20_Contents"/>
          </table:table-cell>
        </table:table-row>
        <table:table-row>
          <table:table-cell table:style-name="Table1.A2" table:number-columns-spanned="2" office:value-type="string">
            <text:p text:style-name="P5">Ask the project editor for a collaboration code</text:p>
          </table:table-cell>
          <table:covered-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5">Enter the code here:</text:p>
          </table:table-cell>
          <table:table-cell table:style-name="Table1.A2" office:value-type="string">
            <text:p text:style-name="P5">[Collaboration code textctrl]</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Cancel button]</text:p>
          </table:table-cell>
          <table:table-cell table:style-name="Table1.A2" office:value-type="string">
            <text:p text:style-name="P5">[Go button]</text:p>
          </table:table-cell>
          <table:table-cell table:style-name="Table1.D2" office:value-type="string">
            <text:p text:style-name="Table_20_Contents"/>
          </table:table-cell>
        </table:table-row>
        <table:table-row>
          <table:table-cell table:style-name="Table1.A2" table:number-columns-spanned="2" office:value-type="string">
            <text:p text:style-name="P5">[Message] Sending request to join collaboration...</text:p>
          </table:table-cell>
          <table:covered-table-cell/>
          <table:table-cell table:style-name="Table1.A2" office:value-type="string">
            <text:p text:style-name="P5"/>
          </table:table-cell>
          <table:table-cell table:style-name="Table1.D2" office:value-type="string">
            <text:p text:style-name="Table_20_Contents"/>
          </table:table-cell>
        </table:table-row>
      </table:table>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6T16:45:49.742187470</meta:creation-date>
    <meta:generator>LibreOffice/5.4.2.2$MacOSX_X86_64 LibreOffice_project/22b09f6418e8c2d508a9eaf86b2399209b0990f4</meta:generator>
    <dc:date>2019-03-13T11:50:10.789246060</dc:date>
    <meta:editing-duration>P2DT16H44M41S</meta:editing-duration>
    <meta:editing-cycles>9</meta:editing-cycles>
    <meta:document-statistic meta:table-count="1" meta:image-count="0" meta:object-count="0" meta:page-count="2" meta:paragraph-count="35" meta:word-count="601" meta:character-count="3858" meta:non-whitespace-character-count="3304"/>
  </office:meta>
</office:document-meta>
</file>